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order-bottom="none" fo:background-color="#b2b2b2" fo:border-left="none" fo:border-right="none" fo:border-top="0.002cm solid 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ff9900" fo:border-left="none" fo:border-right="0.002cm solid #000000" fo:border-top="none"/>
    </style:style>
    <style:style style:name="ce21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22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23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26" style:family="table-cell" style:parent-style-name="Default">
      <style:table-cell-properties fo:border-bottom="0.002cm solid #000000" fo:background-color="#99ff99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#b2b2b2" fo:border-left="0.002cm solid #000000" fo:border-right="none" fo:border-top="0.002cm solid #000000"/>
    </style:style>
    <style:style style:name="ce28" style:family="table-cell" style:parent-style-name="Default">
      <style:table-cell-properties fo:border-bottom="none" fo:background-color="#99ff99" fo:border-left="none" fo:border-right="none" fo:border-top="0.002cm solid #000000"/>
    </style:style>
    <style:style style:name="ce29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30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column table:style-name="co3" table:number-columns-repeated="32" table:default-cell-style-name="Default"/>
        <table:table-column table:style-name="co4" table:number-columns-repeated="14" table:default-cell-style-name="Default"/>
        <table:table-row table:style-name="ro1">
          <table:table-cell/>
          <table:table-cell office:value-type="string">
            <text:p>DW01P05</text:p>
          </table:table-cell>
          <table:table-cell table:style-name="Default" office:value-type="string">
            <text:p>DW01P06</text:p>
          </table:table-cell>
          <table:table-cell office:value-type="string">
            <text:p>DW01P03</text:p>
          </table:table-cell>
          <table:table-cell office:value-type="string">
            <text:p>DW01P02</text:p>
          </table:table-cell>
          <table:table-cell office:value-type="string">
            <text:p>DW01P04</text:p>
          </table:table-cell>
          <table:table-cell office:value-type="string">
            <text:p>DW01P20</text:p>
          </table:table-cell>
          <table:table-cell office:value-type="string">
            <text:p>DW01P21</text:p>
          </table:table-cell>
          <table:table-cell office:value-type="string">
            <text:p>DW01P17</text:p>
          </table:table-cell>
          <table:table-cell office:value-type="string">
            <text:p>DW01P18</text:p>
          </table:table-cell>
          <table:table-cell table:style-name="Default" office:value-type="string">
            <text:p>DW01P25</text:p>
          </table:table-cell>
          <table:table-cell office:value-type="string">
            <text:p>DW01P29</text:p>
          </table:table-cell>
          <table:table-cell office:value-type="string">
            <text:p>DW01P19</text:p>
          </table:table-cell>
          <table:table-cell office:value-type="string">
            <text:p>DW01P24</text:p>
          </table:table-cell>
          <table:table-cell office:value-type="string">
            <text:p>DW01P27</text:p>
          </table:table-cell>
          <table:table-cell office:value-type="string">
            <text:p>DW01P22</text:p>
          </table:table-cell>
          <table:table-cell office:value-type="string">
            <text:p>DW01P23</text:p>
          </table:table-cell>
          <table:table-cell office:value-type="string">
            <text:p>DW01P26</text:p>
          </table:table-cell>
          <table:table-cell office:value-type="string">
            <text:p>DW01P28</text:p>
          </table:table-cell>
          <table:table-cell office:value-type="string">
            <text:p>EP02P24</text:p>
          </table:table-cell>
          <table:table-cell office:value-type="string">
            <text:p>EP02P26</text:p>
          </table:table-cell>
          <table:table-cell office:value-type="string">
            <text:p>EP02P29</text:p>
          </table:table-cell>
          <table:table-cell office:value-type="string">
            <text:p>EP04P17</text:p>
          </table:table-cell>
          <table:table-cell office:value-type="string">
            <text:p>EP01P19</text:p>
          </table:table-cell>
          <table:table-cell office:value-type="string">
            <text:p>EP01P20</text:p>
          </table:table-cell>
          <table:table-cell office:value-type="string">
            <text:p>EP01P28</text:p>
          </table:table-cell>
          <table:table-cell office:value-type="string">
            <text:p>EP01P29</text:p>
          </table:table-cell>
          <table:table-cell office:value-type="string">
            <text:p>EP01P25</text:p>
          </table:table-cell>
          <table:table-cell office:value-type="string">
            <text:p>EP01P26</text:p>
          </table:table-cell>
          <table:table-cell office:value-type="string">
            <text:p>EP01P06</text:p>
          </table:table-cell>
          <table:table-cell office:value-type="string">
            <text:p>EP01P02</text:p>
          </table:table-cell>
          <table:table-cell office:value-type="string">
            <text:p>EP01P18</text:p>
          </table:table-cell>
          <table:table-cell office:value-type="string">
            <text:p>EP01P21</text:p>
          </table:table-cell>
          <table:table-cell office:value-type="string">
            <text:p>EP01P17</text:p>
          </table:table-cell>
          <table:table-cell office:value-type="string">
            <text:p>EP01P27</text:p>
          </table:table-cell>
          <table:table-cell office:value-type="string">
            <text:p>EP01P23</text:p>
          </table:table-cell>
          <table:table-cell office:value-type="string">
            <text:p>EP01P24</text:p>
          </table:table-cell>
          <table:table-cell office:value-type="string">
            <text:p>EP01P04</text:p>
          </table:table-cell>
          <table:table-cell office:value-type="string">
            <text:p>EP01P05</text:p>
          </table:table-cell>
          <table:table-cell office:value-type="string">
            <text:p>EP01P03</text:p>
          </table:table-cell>
          <table:table-cell office:value-type="string">
            <text:p>EP01P22</text:p>
          </table:table-cell>
          <table:table-cell office:value-type="string">
            <text:p>EP02P22</text:p>
          </table:table-cell>
          <table:table-cell office:value-type="string">
            <text:p>EP02P02</text:p>
          </table:table-cell>
          <table:table-cell office:value-type="string">
            <text:p>EP02P03</text:p>
          </table:table-cell>
          <table:table-cell office:value-type="string">
            <text:p>EP02P06</text:p>
          </table:table-cell>
          <table:table-cell office:value-type="string">
            <text:p>EP03P03</text:p>
          </table:table-cell>
          <table:table-cell office:value-type="string">
            <text:p>EP02P23</text:p>
          </table:table-cell>
          <table:table-cell office:value-type="string">
            <text:p>EP03P25</text:p>
          </table:table-cell>
          <table:table-cell office:value-type="string">
            <text:p>EP02P17</text:p>
          </table:table-cell>
          <table:table-cell office:value-type="string">
            <text:p>EP03P17</text:p>
          </table:table-cell>
          <table:table-cell office:value-type="string">
            <text:p>EP02P25</text:p>
          </table:table-cell>
          <table:table-cell office:value-type="string">
            <text:p>SL01P29</text:p>
          </table:table-cell>
          <table:table-cell office:value-type="string">
            <text:p>SL01P17</text:p>
          </table:table-cell>
          <table:table-cell office:value-type="string">
            <text:p>SL01P03</text:p>
          </table:table-cell>
          <table:table-cell office:value-type="string">
            <text:p>SL01P06</text:p>
          </table:table-cell>
          <table:table-cell office:value-type="string">
            <text:p>SL01P22</text:p>
          </table:table-cell>
          <table:table-cell office:value-type="string">
            <text:p>SL01P23</text:p>
          </table:table-cell>
          <table:table-cell office:value-type="string">
            <text:p>SL01P24</text:p>
          </table:table-cell>
          <table:table-cell office:value-type="string">
            <text:p>SL01P25</text:p>
          </table:table-cell>
          <table:table-cell office:value-type="string">
            <text:p>SL01P26</text:p>
          </table:table-cell>
          <table:table-cell office:value-type="string">
            <text:p>SL01P27</text:p>
          </table:table-cell>
          <table:table-cell office:value-type="string">
            <text:p>SL01P19</text:p>
          </table:table-cell>
          <table:table-cell office:value-type="string">
            <text:p>SL01P20</text:p>
          </table:table-cell>
          <table:table-cell office:value-type="string">
            <text:p>SL01P21</text:p>
          </table:table-cell>
          <table:table-cell office:value-type="string">
            <text:p>SL01P28</text:p>
          </table:table-cell>
        </table:table-row>
        <table:table-row table:style-name="ro2">
          <table:table-cell office:value-type="string">
            <text:p>plagiothecium laetum</text:p>
          </table:table-cell>
          <table:table-cell table:style-name="ce2" office:value-type="float" office:value="4000">
            <text:p>4000</text:p>
          </table:table-cell>
          <table:table-cell table:style-name="Default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number-columns-repeated="20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3" office:value-type="float" office:value="0">
            <text:p>0</text:p>
          </table:table-cell>
        </table:table-row>
        <table:table-row table:style-name="ro2">
          <table:table-cell office:value-type="string">
            <text:p>dicranella heteromalla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53" office:value-type="float" office:value="0">
            <text:p>0</text:p>
          </table:table-cell>
        </table:table-row>
        <table:table-row table:style-name="ro2">
          <table:table-cell office:value-type="string">
            <text:p>ditrichum heteromalla cf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54" office:value-type="float" office:value="0">
            <text:p>0</text:p>
          </table:table-cell>
        </table:table-row>
        <table:table-row table:style-name="ro2">
          <table:table-cell office:value-type="string">
            <text:p>thuidium tamariscinu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number-columns-repeated="39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2">
          <table:table-cell office:value-type="string">
            <text:p>metzgeria simplex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6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 office:value-type="string">
            <text:p>bryum capillare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8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2">
          <table:table-cell office:value-type="string">
            <text:p>ulota crispa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6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2" office:value-type="float" office:value="0">
            <text:p>0</text:p>
          </table:table-cell>
        </table:table-row>
        <table:table-row table:style-name="ro2">
          <table:table-cell office:value-type="string">
            <text:p>scapania nemorosa cf.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4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table-cell table:number-columns-repeated="10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string">
            <text:p>frullania dilatata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4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8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string">
            <text:p>ceratodon purpureus</text:p>
          </table:table-cell>
          <table:table-cell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4" table:style-name="ce9" office:value-type="float" office:value="0">
            <text:p>0</text:p>
          </table:table-cell>
          <table:table-cell table:style-name="ce14" office:value-type="float" office:value="500">
            <text:p>5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21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string">
            <text:p>metzgeria furcata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2" office:value-type="float" office:value="4000">
            <text:p>4000</text:p>
          </table:table-cell>
          <table:table-cell table:number-columns-repeated="5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17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string">
            <text:p>mnium hornum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9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ortho dicranum montanum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2">
          <table:table-cell office:value-type="string">
            <text:p>orthotrichum affine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5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15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3" office:value-type="float" office:value="100">
            <text:p>10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32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17" office:value-type="float" office:value="0">
            <text:p>0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2">
          <table:table-cell office:value-type="string">
            <text:p>isothecium myosuroides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2000">
            <text:p>2000</text:p>
          </table:table-cell>
          <table:table-cell table:number-columns-repeated="31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3" table:style-name="ce10" office:value-type="float" office:value="0">
            <text:p>0</text:p>
          </table:table-cell>
          <table:table-cell table:style-name="ce23" office:value-type="float" office:value="2000">
            <text:p>20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4" office:value-type="float" office:value="100">
            <text:p>100</text:p>
          </table:table-cell>
          <table:table-cell table:style-name="ce25" office:value-type="float" office:value="500">
            <text:p>500</text:p>
          </table:table-cell>
          <table:table-cell table:number-columns-repeated="2" table:style-name="ce10" office:value-type="float" office:value="0">
            <text:p>0</text:p>
          </table:table-cell>
          <table:table-cell table:style-name="ce26" office:value-type="float" office:value="1000">
            <text:p>1000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2">
          <table:table-cell office:value-type="string">
            <text:p>plagiomnium affine cf.</text:p>
          </table:table-cell>
          <table:table-cell table:number-columns-repeated="51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2">
          <table:table-cell office:value-type="string">
            <text:p>plagiomnium affine</text:p>
          </table:table-cell>
          <table:table-cell table:number-columns-repeated="11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9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9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herzogiella seligeri</text:p>
          </table:table-cell>
          <table:table-cell table:number-columns-repeated="7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51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pleurozium schreberi</text:p>
          </table:table-cell>
          <table:table-cell table:number-columns-repeated="5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hylocomium splendens</text:p>
          </table:table-cell>
          <table:table-cell table:number-columns-repeated="57" office:value-type="float" office:value="0">
            <text:p>0</text:p>
          </table:table-cell>
          <table:table-cell table:style-name="ce11" office:value-type="float" office:value="3000">
            <text:p>3000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 office:value-type="string">
            <text:p>eurhynchium praelongum</text:p>
          </table:table-cell>
          <table:table-cell table:style-name="ce3" office:value-type="float" office:value="100">
            <text:p>100</text:p>
          </table:table-cell>
          <table:table-cell table:number-columns-repeated="6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number-columns-repeated="45" office:value-type="float" office:value="0">
            <text:p>0</text:p>
          </table:table-cell>
          <table:table-cell table:style-name="ce27" office:value-type="float" office:value="500">
            <text:p>500</text:p>
          </table:table-cell>
          <table:table-cell table:number-columns-repeated="4" table:style-name="ce9" office:value-type="float" office:value="0">
            <text:p>0</text:p>
          </table:table-cell>
          <table:table-cell table:style-name="ce28" office:value-type="float" office:value="1000">
            <text:p>1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29" office:value-type="float" office:value="100">
            <text:p>100</text:p>
          </table:table-cell>
          <table:table-cell table:style-name="ce16" office:value-type="float" office:value="0">
            <text:p>0</text:p>
          </table:table-cell>
          <table:table-cell table:style-name="ce3" office:value-type="float" office:value="100">
            <text:p>100</text:p>
          </table:table-cell>
        </table:table-row>
        <table:table-row table:style-name="ro2">
          <table:table-cell office:value-type="string">
            <text:p>plagiomnium undulatum</text:p>
          </table:table-cell>
          <table:table-cell table:number-columns-repeated="53" office:value-type="float" office:value="0">
            <text:p>0</text:p>
          </table:table-cell>
          <table:table-cell table:style-name="ce22"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table:style-name="ce8"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atrichum undulatum</text:p>
          </table:table-cell>
          <table:table-cell table:number-columns-repeated="10" office:value-type="float" office:value="0">
            <text:p>0</text:p>
          </table:table-cell>
          <table:table-cell table:style-name="ce2" office:value-type="float" office:value="4000">
            <text:p>4000</text:p>
          </table:table-cell>
          <table:table-cell table:number-columns-repeated="40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22" office:value-type="float" office:value="500">
            <text:p>500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3" office:value-type="float" office:value="100">
            <text:p>100</text:p>
          </table:table-cell>
        </table:table-row>
        <table:table-row table:style-name="ro2">
          <table:table-cell office:value-type="string">
            <text:p>dicranum scoparium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8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15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7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9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olytrichum formosum</text:p>
          </table:table-cell>
          <table:table-cell office:value-type="float" office:value="0">
            <text:p>0</text:p>
          </table:table-cell>
          <table:table-cell table:style-name="ce6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9" office:value-type="float" office:value="500">
            <text:p>500</text:p>
          </table:table-cell>
          <table:table-cell table:number-columns-repeated="40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22" office:value-type="float" office:value="500">
            <text:p>5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number-columns-repeated="3" table:style-name="ce15" office:value-type="float" office:value="1000">
            <text:p>1000</text:p>
          </table:table-cell>
          <table:table-cell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eurhynchium striatum</text:p>
          </table:table-cell>
          <table:table-cell table:number-columns-repeated="5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number-columns-repeated="37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number-columns-repeated="4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leropodium purum</text:p>
          </table:table-cell>
          <table:table-cell table:number-columns-repeated="6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46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office:value-type="float" office:value="0">
            <text:p>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30"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hytidiadelphus squarrosus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7" table:style-name="ce10" office:value-type="float" office:value="0">
            <text:p>0</text:p>
          </table:table-cell>
          <table:table-cell table:style-name="ce20" office:value-type="float" office:value="4000">
            <text:p>40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41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2000">
            <text:p>2000</text:p>
          </table:table-cell>
          <table:table-cell table:style-name="ce3" office:value-type="float" office:value="100">
            <text:p>100</text:p>
          </table:table-cell>
          <table:table-cell table:style-name="ce30"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rhizomnium punctatu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4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6" table:style-name="ce10" office:value-type="float" office:value="0">
            <text:p>0</text:p>
          </table:table-cell>
          <table:table-cell table:style-name="ce23" office:value-type="float" office:value="2000">
            <text:p>2000</text:p>
          </table:table-cell>
          <table:table-cell table:style-name="ce1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ce1" table:number-columns-repeated="65"/>
        </table:table-row>
        <table:table-row table:style-name="ro2">
          <table:table-cell office:value-type="string">
            <text:p>hypnum cupressiforme</text:p>
          </table:table-cell>
          <table:table-cell table:style-name="ce2" office:value-type="float" office:value="4000">
            <text:p>4000</text:p>
          </table:table-cell>
          <table:table-cell table:style-name="ce8" office:value-type="float" office:value="2000">
            <text:p>2000</text:p>
          </table:table-cell>
          <table:table-cell table:style-name="ce11" office:value-type="float" office:value="3000">
            <text:p>3000</text:p>
          </table:table-cell>
          <table:table-cell table:number-columns-repeated="3" table:style-name="ce13" office:value-type="float" office:value="5000">
            <text:p>5000</text:p>
          </table:table-cell>
          <table:table-cell table:number-columns-repeated="2" table:style-name="ce2" office:value-type="float" office:value="4000">
            <text:p>4000</text:p>
          </table:table-cell>
          <table:table-cell table:style-name="ce13" office:value-type="float" office:value="5000">
            <text:p>5000</text:p>
          </table:table-cell>
          <table:table-cell table:style-name="Default" office:value-type="float" office:value="0">
            <text:p>0</text:p>
          </table:table-cell>
          <table:table-cell table:style-name="ce8" office:value-type="float" office:value="2000">
            <text:p>2000</text:p>
          </table:table-cell>
          <table:table-cell table:style-name="ce13" office:value-type="float" office:value="5000">
            <text:p>5000</text:p>
          </table:table-cell>
          <table:table-cell table:style-name="ce11" office:value-type="float" office:value="3000">
            <text:p>3000</text:p>
          </table:table-cell>
          <table:table-cell table:number-columns-repeated="2" table:style-name="ce2" office:value-type="float" office:value="4000">
            <text:p>4000</text:p>
          </table:table-cell>
          <table:table-cell table:number-columns-repeated="2" table:style-name="ce11" office:value-type="float" office:value="3000">
            <text:p>3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style-name="ce12" office:value-type="float" office:value="500">
            <text:p>500</text:p>
          </table:table-cell>
          <table:table-cell table:number-columns-repeated="4" table:style-name="ce15" office:value-type="float" office:value="1000">
            <text:p>1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3" office:value-type="float" office:value="100">
            <text:p>1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15" office:value-type="float" office:value="1000">
            <text:p>1000</text:p>
          </table:table-cell>
          <table:table-cell table:style-name="ce2" office:value-type="float" office:value="4000">
            <text:p>40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style-name="ce11" office:value-type="float" office:value="3000">
            <text:p>30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8" office:value-type="float" office:value="2000">
            <text:p>2000</text:p>
          </table:table-cell>
          <table:table-cell table:number-columns-repeated="3" table:style-name="ce15" office:value-type="float" office:value="1000">
            <text:p>1000</text:p>
          </table:table-cell>
          <table:table-cell table:number-columns-repeated="3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string">
            <text:p>brachythecium rutabulum</text:p>
          </table:table-cell>
          <table:table-cell office:value-type="float" office:value="0">
            <text:p>0</text:p>
          </table:table-cell>
          <table:table-cell table:style-name="ce2" office:value-type="float" office:value="4000">
            <text:p>4000</text:p>
          </table:table-cell>
          <table:table-cell table:number-columns-repeated="2" table:style-name="ce11" office:value-type="float" office:value="3000">
            <text:p>3000</text:p>
          </table:table-cell>
          <table:table-cell table:style-name="ce8" office:value-type="float" office:value="2000">
            <text:p>2000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11" office:value-type="float" office:value="3000">
            <text:p>3000</text:p>
          </table:table-cell>
          <table:table-cell office:value-type="float" office:value="0">
            <text:p>0</text:p>
          </table:table-cell>
          <table:table-cell table:number-columns-repeated="3" table:style-name="ce8" office:value-type="float" office:value="2000">
            <text:p>2000</text:p>
          </table:table-cell>
          <table:table-cell table:style-name="ce13" office:value-type="float" office:value="5000">
            <text:p>5000</text:p>
          </table:table-cell>
          <table:table-cell table:style-name="ce12"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number-columns-repeated="3" office:value-type="float" office:value="0">
            <text:p>0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2" office:value-type="float" office:value="500">
            <text:p>500</text:p>
          </table:table-cell>
          <table:table-cell table:style-name="ce11" office:value-type="float" office:value="3000">
            <text:p>3000</text:p>
          </table:table-cell>
          <table:table-cell table:number-columns-repeated="3" office:value-type="float" office:value="0">
            <text:p>0</text:p>
          </table:table-cell>
          <table:table-cell table:style-name="ce3"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.12.2019</text:date>, <text:time>14:43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3T14:43:38.79</dc:date>
    <meta:document-statistic meta:table-count="1" meta:cell-count="2144" meta:object-count="0"/>
  </office:meta>
</office:document-meta>
</file>